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2000002ECA84292893ADBFFE4.png" manifest:media-type="image/png"/>
  <manifest:file-entry manifest:full-path="Pictures/10000201000002800000049D83F50A4684E3BD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swiss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Noto Sans" fo:font-size="20pt" style:text-underline-style="solid" style:text-underline-width="auto" style:text-underline-color="font-color" fo:font-weight="bold" officeooo:rsid="0007466d" officeooo:paragraph-rsid="0007466d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ans" fo:font-size="20pt" style:text-underline-style="none" fo:font-weight="bold" officeooo:rsid="0007466d" officeooo:paragraph-rsid="0007466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Sans" fo:font-size="20pt" style:text-underline-style="none" fo:font-weight="bold" officeooo:rsid="00081255" officeooo:paragraph-rsid="00081255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2" text:anchor-type="page" text:anchor-page-number="2" svg:x="7.694cm" svg:y="-2.159cm" svg:width="13.681cm" svg:height="25.245cm" draw:z-index="1" draw:transform="translate (-14.5345cm -10.4635cm) rotate (1.5707963267949) translate (14.5345cm 10.4635cm)">
        <draw:image xlink:href="Pictures/10000201000002800000049D83F50A4684E3BD9B.png" xlink:type="simple" xlink:show="embed" xlink:actuate="onLoad" loext:mime-type="image/png"/>
      </draw:frame>
      <text:p text:style-name="P1"><draw:frame draw:style-name="fr1" draw:name="Image1" text:anchor-type="paragraph" svg:x="-0.734cm" svg:y="2.408cm" svg:width="25.409cm" svg:height="15.81cm" draw:z-index="0"><draw:image xlink:href="Pictures/10000201000004B2000002ECA84292893ADBFFE4.png" xlink:type="simple" xlink:show="embed" xlink:actuate="onLoad" loext:mime-type="image/png"/></draw:frame>Large Images</text:p>
      <text:p text:style-name="P2">Figure 1</text:p>
      <text:p text:style-name="P3"><text:soft-page-break/>Figur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swiss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8:15:52.774546697</meta:creation-date>
    <dc:date>2018-11-18T21:17:38.402490171</dc:date>
    <meta:editing-duration>PT5M52S</meta:editing-duration>
    <meta:editing-cycles>3</meta:editing-cycles>
    <meta:generator>LibreOffice/6.0.7.3.0$Linux_X86_64 LibreOffice_project/00m0$Build-3</meta:generator>
    <meta:document-statistic meta:table-count="0" meta:image-count="2" meta:object-count="0" meta:page-count="2" meta:paragraph-count="3" meta:word-count="6" meta:character-count="28" meta:non-whitespace-character-count="25"/>
  </office:meta>
</office:document-meta>
</file>